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sans-serif"/>
    <style:font-face style:name="arial" svg:font-family="arial, sans-serif"/>
    <style:font-face style:name="times new roman" svg:font-family="'times new roman',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font-name="times new roman" fo:font-size="12pt" fo:letter-spacing="normal" fo:font-style="normal" fo:font-weight="normal" officeooo:rsid="0014362b" officeooo:paragraph-rsid="0014362b"/>
    </style:style>
    <style:style style:name="P2" style:family="paragraph" style:parent-style-name="Text_20_body">
      <style:paragraph-properties fo:margin-left="0cm" fo:margin-right="0cm" fo:margin-top="0.265cm" fo:margin-bottom="0.247cm" loext:contextual-spacing="false" fo:text-align="justify" style:justify-single-word="false" fo:orphans="2" fo:widows="2" fo:text-indent="0cm" style:auto-text-indent="false"/>
    </style:style>
    <style:style style:name="P3" style:family="paragraph" style:parent-style-name="Standard">
      <style:text-properties officeooo:rsid="0014362b" officeooo:paragraph-rsid="0014362b"/>
    </style:style>
    <style:style style:name="P4" style:family="paragraph" style:parent-style-name="Standard">
      <style:text-properties officeooo:rsid="00151e96" officeooo:paragraph-rsid="00151e96"/>
    </style:style>
    <style:style style:name="T1" style:family="text">
      <style:text-properties fo:font-variant="normal" fo:text-transform="none" fo:color="#000000" style:font-name="times new roman" fo:font-size="12pt" fo:letter-spacing="normal" fo:font-style="normal" fo:font-weight="normal"/>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e que l’on appel l’IDN ou identité numérique est un lien entre une entité réelle et une entité virtuelle, c’est à dire entre une personne, entreprise, … et sa représentation virtuelle (photo, compte associé à la pers. , vidéo, musique,…) en somme c’est l’ensemble des traces laisser par un internaute en navigant (cookie, mots recherche clé,…)</text:p>
      <text:p text:style-name="P3">malheureusement maîtriser son identités numérique est compliqué, la plus part des sites utilisant aujourd’hui des cookies, cela leur permet de collecté des informations sur vous que vous ne publieriez pas vous même et ainsi créer des pubs plus ciblées.</text:p>
      <text:p text:style-name="P3"/>
      <text:p text:style-name="P1">L'article 9 alinéa 1 du code civil dispose que :</text:p>
      <text:p text:style-name="P2"><text:span text:style-name="Emphasis"><text:span text:style-name="T1">« Chacun a droit au respect de sa vie privée. »</text:span></text:span></text:p>
      <text:p text:style-name="P4">la vie privé est le droit de chacun à conservé l’intimité de sa personne</text:p>
      <text:p text:style-name="P4">ainsi sur internet aucun site n’a le droit sans votre avis préalable de divulguer des informations sur vous, que ce soit images, vidéo, ou même votre non ou votre âge, ( malheureusement certaines entreprise passent outre et revendent vos informations à d’autres entreprises)(je sais pas si il faut le dire). Toute violation de la vie privé est passable de sanction (« dommage et intérêts » dans le cas prés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ources :</text:p>
      <text:p text:style-name="P4"/>
      <text:p text:style-name="P4"><text:a xlink:type="simple" xlink:href="https://www.legavox.fr/blog/maitre-anthony-bem/droit-respect-privee-definition-conditions-16644.htm" text:style-name="Internet_20_link" text:visited-style-name="Visited_20_Internet_20_Link">https://www.legavox.fr/blog/maitre-anthony-bem/droit-respect-privee-definition-conditions-16644.htm</text:a></text:p>
      <text:p text:style-name="P4"><text:a xlink:type="simple" xlink:href="http://www.vie-publique.fr/decouverte-institutions/citoyen/citoyennete/definition/droits/chaque-citoyen-t-il-droit-au-respect-vie-privee.html" text:style-name="Internet_20_link" text:visited-style-name="Visited_20_Internet_20_Link">http://www.vie-publique.fr/decouverte-institutions/citoyen/citoyennete/definition/droits/chaque-citoyen-t-il-droit-au-respect-vie-privee.html</text:a></text:p>
      <text:p text:style-name="P4"><text:soft-page-break/><text:a xlink:type="simple" xlink:href="http://netice.fr/eportfolio/?p=378" text:style-name="Internet_20_link" text:visited-style-name="Visited_20_Internet_20_Link">http://netice.fr/eportfolio/?p=378</text:a></text:p>
      <text:p text:style-name="P4"><text:a xlink:type="simple" xlink:href="https://fr.wikipedia.org/wiki/Identité_numérique" text:style-name="Internet_20_link" text:visited-style-name="Visited_20_Internet_20_Link">https://fr.wikipedia.org/wiki/Identit%C3%A9_num%C3%A9rique</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sans-serif"/>
    <style:font-face style:name="arial" svg:font-family="arial, sans-serif"/>
    <style:font-face style:name="times new roman" svg:font-family="'times new roman',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5:55:32.121000000</meta:creation-date>
    <dc:date>2017-12-13T16:15:14.072000000</dc:date>
    <meta:editing-duration>PT9M31S</meta:editing-duration>
    <meta:editing-cycles>1</meta:editing-cycles>
    <meta:document-statistic meta:table-count="0" meta:image-count="0" meta:object-count="0" meta:page-count="2" meta:paragraph-count="11" meta:word-count="205" meta:character-count="1514" meta:non-whitespace-character-count="1320"/>
    <meta:generator>LibreOffice/5.2.3.3$Windows_x86 LibreOffice_project/d54a8868f08a7b39642414cf2c8ef2f228f780cf</meta:generator>
  </office:meta>
</office:document-meta>
</file>